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family="'Arial Black'" style:font-family-generic="swiss" style:font-pitch="variable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0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odnieś mnie Jezu</text:span><text:span text:style-name="T1"><text:line-break/></text:span><text:span text:style-name="T1">i prowadź do Ojca /x2</text:span><text:span text:style-name="T1"><text:line-break/></text:span><text:span text:style-name="T1">Zanurz mnie w wodzie</text:span><text:span text:style-name="T1"><text:line-break/></text:span><text:span text:style-name="T1">Jego miłosierdzia</text:span><text:span text:style-name="T1"><text:line-break/></text:span><text:span text:style-name="T1">Amen, Am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7-03-09T15:04:16</meta:creation-date>
    <dc:date>2013-05-14T19:58:08.99</dc:date>
    <dc:language>pl-PL</dc:language>
    <meta:editing-cycles>5</meta:editing-cycles>
    <meta:editing-duration>PT54S</meta:editing-duration>
    <meta:document-statistic meta:object-count="35"/>
    <meta:user-defined meta:name="Info 1"/>
    <meta:user-defined meta:name="Info 2"/>
    <meta:user-defined meta:name="Info 3"/>
    <meta:user-defined meta:name="Info 4"/>
  </office:meta>
</office:document-meta>
</file>